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ineseTokenizer.next( final Token reusableTok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hineseTokenizer.push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neseTokenizer.flush( final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neseTokenizer.ChineseTokenizer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